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62"/><text:span text:style-name="T6"><text:s text:c="7"/></text:span><text:span text:style-name="T7">Glossário:</text:span></text:p>
      <text:p text:style-name="P2"/>
      <text:p text:style-name="Standard"><text:span text:style-name="T4">Consumidor:</text:span><text:span text:style-name="T5"> <text:s/></text:span><text:s/>Aquele que adquire mercadorias, riquezas e serviços para o uso próprio ou de sua família.</text:p>
      <text:p text:style-name="Standard"/>
      <text:p text:style-name="Standard"><text:span text:style-name="T4">Mercadoria:</text:span> <text:s text:c="2"/>Qualquer produto(Matérias- primas, gêneros, artigos manufaturados etc.) suscetível</text:p>
      <text:p text:style-name="Standard">de ser comprado ou vendido.</text:p>
      <text:p text:style-name="Standard"/>
      <text:p text:style-name="Standard"><text:span text:style-name="T4">Feedback: </text:span><text:s text:c="2"/>É uma palavra inglesa que significa realimentar ou dar resposta a uma determinado pedido ou acontecimento. O termo é utilizado em áreas como</text:p>
      <text:p text:style-name="Standard">Administração de Empresas, Psicologia ou Engenharia Elétrica.<text:tab/></text:p>
      <text:p text:style-name="Standard"/>
      <text:p text:style-name="Standard"><text:span text:style-name="T4">Estoque: <text:s/></text:span><text:s/>Conjunto de mercadorias, materiais ou artigos existentes fisicamente em um espaço à espera de utilização futura e que permite suprir regularmente os usuários, sem causar interrupções às unidades funcionais da organização.</text:p>
      <text:p text:style-name="Standard"><text:tab/><text:tab/><text:tab/><text:tab/> <text:s/></text:p>
      <text:p text:style-name="Standard"><text:span text:style-name="T4">Varejo:</text:span> <text:s text:c="2"/>É a venda de produtos ou a comercialização de serviços em pequenas quantidades.</text:p>
      <text:p text:style-name="Standard"/>
      <text:p text:style-name="Standard"><text:span text:style-name="T4">Software:</text:span> <text:s text:c="2"/>É uma sequencia de instruções escritas para serem interpretadas por um computador com a finalidade de executar tarefas específicas e manipular dados</text:p>
      <text:p text:style-name="Standard">de acordo com a semântica proposta.</text:p>
      <text:p text:style-name="Standard"/>
      <text:p text:style-name="Standard"><text:span text:style-name="T4">Tecnologia:</text:span> <text:s text:c="2"/>É um produto da ciência e da engenharia que envolve um conjunto de instrumentos, métodos e técnicas que visam a resolução de problemas.</text:p>
      <text:p text:style-name="Standard"/>
      <text:p text:style-name="Standard"><text:span text:style-name="T4">Requisito de Software</text:span>: <text:s/>Requisitos são, além de funções, objetivos, propriedades, restrições que o sistema deve possuir para satisfazer contratos, padrões ou especificações de acordo com o(s) usuário(s).</text:p>
      <text:p text:style-name="Standard">De forma mais geral um requisito é uma condição necessária para satisfazer um objetivo.</text:p>
      <text:p text:style-name="Standard"/>
      <text:p text:style-name="Standard"><text:span text:style-name="T4">Stakeholder:</text:span> <text:s text:c="2"/>É qualquer pessoa ou organização que tenha interesse, ou seja afetado pelo projeto.</text:p>
      <text:p text:style-name="Standard"/>
      <text:p text:style-name="Standard"><text:span text:style-name="T4">Suplementos Alimentares:</text:span> <text:s text:c="2"/>São substâncias químicas baseadas em vitaminas, minerais e proteinas produzidas especialmente para complementar a alimentação</text:p>
      <text:p text:style-name="Standard"><text:tab/><text:tab/><text:tab/> <text:s/></text:p>
      <text:p text:style-name="Standard"><text:tab/><text:tab/><text:tab/><text:tab/><text:tab/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ábio  Santos</meta:initial-creator>
    <meta:creation-date>2018-08-11T18:58:56.01</meta:creation-date>
    <meta:document-statistic meta:table-count="0" meta:image-count="0" meta:object-count="0" meta:page-count="1" meta:paragraph-count="18" meta:word-count="233" meta:character-count="1742"/>
    <dc:date>2018-08-11T19:03:31.15</dc:date>
    <dc:creator>Fábio  Santos</dc:creator>
    <meta:editing-duration>PT4M35S</meta:editing-duration>
    <meta:editing-cycles>1</meta:editing-cycles>
    <meta:generator>OpenOffice/4.1.5$Win32 OpenOffice.org_project/415m1$Build-9789</meta:generator>
  </office:meta>
</office:document-meta>
</file>